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00000004EEA79E0B08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2.603cm" svg:x="1.001cm" svg:y="4.337cm">
          <draw:image xlink:href="Pictures/1000020100000400000004EEA79E0B08.png" xlink:type="simple" xlink:show="embed" xlink:actuate="onLoad">
            <text:p/>
          </draw:image>
        </draw:frame>
        <draw:line draw:style-name="gr2" draw:text-style-name="P1" draw:layer="layout" svg:x1="4.048cm" svg:y1="20.177cm" svg:x2="6.08cm" svg:y2="18.145cm">
          <text:p/>
        </draw:line>
        <draw:line draw:style-name="gr2" draw:text-style-name="P1" draw:layer="layout" svg:x1="1.889cm" svg:y1="15.478cm" svg:x2="3.921cm" svg:y2="13.446cm">
          <text:p/>
        </draw:line>
        <draw:line draw:style-name="gr2" draw:text-style-name="P1" draw:layer="layout" svg:x1="5.445cm" svg:y1="7.731cm" svg:x2="7.477cm" svg:y2="5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ff0000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2-12T22:06:39</dc:date>
    <dc:creator>Justin Brunelle</dc:creator>
    <meta:document-statistic meta:object-count="4"/>
    <meta:generator>LibreOffice/3.6$Linux_x86 LibreOffice_project/360m1$Build-2</meta:generator>
  </office:meta>
</office:document-meta>
</file>